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b0ff" officeooo:paragraph-rsid="0003b0ff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3b0ff" officeooo:paragraph-rsid="0003b0f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421a1" officeooo:paragraph-rsid="000421a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710f9" officeooo:paragraph-rsid="000710f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710f9" officeooo:paragraph-rsid="000710f9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8d759" officeooo:paragraph-rsid="0008d75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ab404" officeooo:paragraph-rsid="000ab404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b5dbb" officeooo:paragraph-rsid="000b5db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421a1" officeooo:paragraph-rsid="000421a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5b29f" officeooo:paragraph-rsid="0005b29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7fa5a" officeooo:paragraph-rsid="0007fa5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8d759" officeooo:paragraph-rsid="0008d75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b5dbb" officeooo:paragraph-rsid="000b5dbb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ab404" officeooo:paragraph-rsid="000ab404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8d759" officeooo:paragraph-rsid="0008d75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ee927" officeooo:paragraph-rsid="000ee92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faf8c" officeooo:paragraph-rsid="000faf8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0171c" officeooo:paragraph-rsid="0010171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06f91" officeooo:paragraph-rsid="00106f91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21972" officeooo:paragraph-rsid="00121972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weight="normal" officeooo:rsid="00121972" officeooo:paragraph-rsid="00121972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438ae" officeooo:paragraph-rsid="001438ae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weight="normal" officeooo:rsid="001438ae" officeooo:paragraph-rsid="00153326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511ce" officeooo:paragraph-rsid="001511ce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18b464" officeooo:paragraph-rsid="0018b464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1a66c4" officeooo:paragraph-rsid="001a66c4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1afe8b" officeooo:paragraph-rsid="001afe8b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1c95fa" officeooo:paragraph-rsid="001c95fa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1d6ec7" officeooo:paragraph-rsid="001d6ec7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1d6f58" officeooo:paragraph-rsid="001d6f58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1ddc26" officeooo:paragraph-rsid="001ddc26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1f335e" officeooo:paragraph-rsid="001f335e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1f494d" officeooo:paragraph-rsid="001f494d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bold" officeooo:rsid="000ec2e8" officeooo:paragraph-rsid="000ec2e8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weight="bold" officeooo:rsid="000ee927" officeooo:paragraph-rsid="000ee927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weight="bold" officeooo:rsid="000faf8c" officeooo:paragraph-rsid="000faf8c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weight="bold" officeooo:rsid="00106f91" officeooo:paragraph-rsid="00106f91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weight="bold" officeooo:rsid="001438ae" officeooo:paragraph-rsid="001438ae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weight="bold" officeooo:rsid="00153326" officeooo:paragraph-rsid="00153326" style:font-weight-asian="bold" style:font-weight-complex="bold"/>
    </style:style>
    <style:style style:name="P40" style:family="paragraph" style:parent-style-name="Standard">
      <style:text-properties fo:font-weight="bold" officeooo:rsid="0003b0ff" officeooo:paragraph-rsid="0003b0ff" style:font-weight-asian="bold" style:font-weight-complex="bold"/>
    </style:style>
    <style:style style:name="P41" style:family="paragraph" style:parent-style-name="Standard">
      <style:text-properties fo:font-weight="bold" officeooo:rsid="001563f8" officeooo:paragraph-rsid="001563f8" style:font-weight-asian="bold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weight="bold" officeooo:rsid="001a66c4" officeooo:paragraph-rsid="001a66c4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weight="bold" officeooo:rsid="001a66c4" officeooo:paragraph-rsid="001a66c4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weight="bold" officeooo:rsid="001a66c4" officeooo:paragraph-rsid="001afe8b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weight="bold" officeooo:rsid="001afe8b" officeooo:paragraph-rsid="001afe8b" style:font-weight-asian="bold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weight="bold" officeooo:rsid="001afe8b" officeooo:paragraph-rsid="001afe8b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weight="bold" officeooo:rsid="001d6ec7" officeooo:paragraph-rsid="001d6ec7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weight="bold" officeooo:rsid="001d6f58" officeooo:paragraph-rsid="001d6f58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weight="bold" officeooo:rsid="001c95fa" officeooo:paragraph-rsid="001c95fa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weight="bold" officeooo:rsid="001ddc26" officeooo:paragraph-rsid="001ddc26" style:font-weight-asian="bold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weight="bold" officeooo:rsid="001f335e" officeooo:paragraph-rsid="001f335e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fe8b" style:font-weight-asian="normal" style:font-weight-complex="normal"/>
    </style:style>
    <style:style style:name="T3" style:family="text">
      <style:text-properties officeooo:rsid="0012197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511ce"/>
    </style:style>
    <style:style style:name="T6" style:family="text">
      <style:text-properties officeooo:rsid="00153326"/>
    </style:style>
    <style:style style:name="T7" style:family="text">
      <style:text-properties officeooo:rsid="0018b464"/>
    </style:style>
    <style:style style:name="T8" style:family="text">
      <style:text-properties officeooo:rsid="001e88d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1">Programa para criação de fluxogramas: <text:span text:style-name="T1">http://flowgorithm.org/download/index.htm</text:span></text:p>
      <text:p text:style-name="P1"/>
      <text:p text:style-name="P1"><text:s/>Algoritmos e Pseudocódigo</text:p>
      <text:p text:style-name="P1"/>
      <text:p text:style-name="P1">1. O que é um algoritmo</text:p>
      <text:p text:style-name="P1"/>
      <text:p text:style-name="P1">2. O que é um pseudocódigo</text:p>
      <text:p text:style-name="P1"/>
      <text:p text:style-name="P2">O que é um algoritmo?</text:p>
      <text:p text:style-name="P2"/>
      <text:p text:style-name="P9">Algoritmo é uma sequência finita de passos que quando executado visa resolver determinado problema.</text:p>
      <text:p text:style-name="P9"/>
      <text:p text:style-name="P9">Ex: Algoritmo para fritar um ovo</text:p>
      <text:p text:style-name="P9"/>
      <text:p text:style-name="P9"><text:tab/>inicio</text:p>
      <text:p text:style-name="P9"><text:tab/><text:tab/>ir até a geladeira;</text:p>
      <text:p text:style-name="P9"><text:tab/><text:tab/>pegar um ovo;</text:p>
      <text:p text:style-name="P9"><text:tab/><text:tab/>pegar a frigideira;</text:p>
      <text:p text:style-name="P9"><text:tab/><text:tab/>ascender o fogo;</text:p>
      <text:p text:style-name="P9"><text:tab/><text:tab/>colocar manteiga na frigideira;</text:p>
      <text:p text:style-name="P9"><text:tab/><text:tab/>quebrar o ovo na frigideira;</text:p>
      <text:p text:style-name="P9"><text:tab/><text:tab/>após frito, desligar o fogo;</text:p>
      <text:p text:style-name="P9"><text:tab/>fim</text:p>
      <text:p text:style-name="P9"/>
      <text:p text:style-name="P3">O que é um pseudocódigo?</text:p>
      <text:p text:style-name="P3"/>
      <text:p text:style-name="P10">Pseudocódigo é uma forma genérica e simplificada de se escrever um código, geralmente é escrito de forma nativa (no nosso caso em português, onde é fácil compreendida para todos os que leem o código mesmo que não tenha conhecimento prévio em programação).</text:p>
      <text:p text:style-name="P10"/>
      <text:p text:style-name="P10"/>
      <text:p text:style-name="P4">Fluxograma, variáveis e constantes</text:p>
      <text:p text:style-name="P4"/>
      <text:p text:style-name="P4">1. O que é fluxograma</text:p>
      <text:p text:style-name="P4"/>
      <text:p text:style-name="P4">2. O que é uma variável</text:p>
      <text:p text:style-name="P4"/>
      <text:p text:style-name="P4">3. O que é uma constante</text:p>
      <text:p text:style-name="P4"/>
      <text:p text:style-name="P5">O que é um fluxograma?</text:p>
      <text:p text:style-name="P5"/>
      <text:p text:style-name="P11">Fluxograma é uma ferramente utilizada para representar graficamente o algoritmo, a sequência lógica e coerente do fluxo de dados.</text:p>
      <text:p text:style-name="P11"/>
      <text:p text:style-name="P6">O que é uma variável?</text:p>
      <text:p text:style-name="P6"/>
      <text:p text:style-name="P12">Variável é um objeto (uma posição, frequentemente guardada na memória) capaz de reter e representar um valor ou expressão. Ou um espaço na memória do computador destinado a um dado que é alterado durante a execução do algoritmo.</text:p>
      <text:p text:style-name="P12"/>
      <text:p text:style-name="P7"><text:soft-page-break/>Tipos de variáveis e constantes : <text:span text:style-name="T1">Numéricas, caracteres, alfanuméricas ou lógicas.</text:span></text:p>
      <text:p text:style-name="P14"/>
      <text:p text:style-name="P14"/>
      <text:p text:style-name="P8">O que é uma constante?</text:p>
      <text:p text:style-name="P8"/>
      <text:p text:style-name="P13">Constante segue o mesmo conceito de variável, porém uma constante não pode ser alterada durante a execução de um algoritmo.</text:p>
      <text:p text:style-name="P12"/>
      <text:p text:style-name="P12"/>
      <text:p text:style-name="P34">Tomadas de decisões e expressões</text:p>
      <text:p text:style-name="P34"/>
      <text:p text:style-name="P34">1. Conhecer as expressões</text:p>
      <text:p text:style-name="P34"/>
      <text:p text:style-name="P34">2. Entender e aplicar tomadas de decisões</text:p>
      <text:p text:style-name="P34"/>
      <text:p text:style-name="P34"/>
      <text:p text:style-name="P35">Expressões aritmeticas</text:p>
      <text:p text:style-name="P35"/>
      <text:p text:style-name="P16">São expressões que utilizam operadores ou funções aritmeticas envolvendo constantes e variáveis.</text:p>
      <text:p text:style-name="P16"/>
      <text:p text:style-name="P16">Os operadores aritmeticos são:</text:p>
      <text:p text:style-name="P16"/>
      <text:p text:style-name="P16">Subtração: -</text:p>
      <text:p text:style-name="P16">Soma: +</text:p>
      <text:p text:style-name="P16">Divisão: /</text:p>
      <text:p text:style-name="P16">Multiplicação: *</text:p>
      <text:p text:style-name="P16">Potenciação: ^</text:p>
      <text:p text:style-name="P16">Porcentagem: %</text:p>
      <text:p text:style-name="P17">Sinal de atribuição: =</text:p>
      <text:p text:style-name="P16"/>
      <text:p text:style-name="P35">Expressões literais</text:p>
      <text:p text:style-name="P35"/>
      <text:p text:style-name="P16">São expressões com constantes e/ou variáveis que tem como resultado valores literais. São utilizadas as expressões literais para atribuir valor a uma variável ou constante</text:p>
      <text:p text:style-name="P16"/>
      <text:p text:style-name="P16">Exemplos:</text:p>
      <text:p text:style-name="P16"/>
      <text:p text:style-name="P16">nome = “Marcelo Antonio”</text:p>
      <text:p text:style-name="P16">nome ← “Marcelo Antonio”</text:p>
      <text:p text:style-name="P16">media = (nota 1 + nota2) / 2</text:p>
      <text:p text:style-name="P16"/>
      <text:p text:style-name="P36">Operações relacionais</text:p>
      <text:p text:style-name="P36"/>
      <text:p text:style-name="P17">São expressões compostas por outras expressões ou variáveis numéricas com operadores relacionais. As expressões relacionais retornam valores lógicos (verdadeiro / falso).</text:p>
      <text:p text:style-name="P17"/>
      <text:p text:style-name="P18">Os operadores relacionais são:</text:p>
      <text:p text:style-name="P18"/>
      <text:p text:style-name="P18">Maior que: &gt;</text:p>
      <text:p text:style-name="P18">Menor que: &lt;</text:p>
      <text:p text:style-name="P18">Maior ou igual: &gt;=</text:p>
      <text:p text:style-name="P18">Menor ou igual: &lt;=</text:p>
      <text:p text:style-name="P18"><text:soft-page-break/>Igual: ==</text:p>
      <text:p text:style-name="P18">Diferente: !=</text:p>
      <text:p text:style-name="P18"/>
      <text:p text:style-name="P37">Tomada de decisão</text:p>
      <text:p text:style-name="P37"/>
      <text:p text:style-name="P19">Quando escrevemos programas em determinado momento será possível que tenhamos que tomar certas decisões, <text:span text:style-name="T3">alternando assim o sentido lógico do meu programa.</text:span></text:p>
      <text:p text:style-name="P19"/>
      <text:p text:style-name="P20">Exemplo: (<text:span text:style-name="T4">Se</text:span> uma expressão for verdadeira execute determinado bloco de código, <text:span text:style-name="T4">Senão</text:span> execute outro determinado bloco de código).</text:p>
      <text:p text:style-name="P20"/>
      <text:p text:style-name="P20"><text:tab/><text:tab/><text:span text:style-name="T5">Inicio</text:span></text:p>
      <text:p text:style-name="P20"><text:tab/><text:tab/><text:tab/><text:span text:style-name="T5">var nota1, nota2, media: real</text:span></text:p>
      <text:p text:style-name="P20"><text:tab/><text:tab/><text:tab/>“<text:span text:style-name="T5">Digite a primeira nota: “</text:span></text:p>
      <text:p text:style-name="P20"><text:tab/><text:tab/><text:tab/><text:span text:style-name="T5">leia nota1</text:span></text:p>
      <text:p text:style-name="P20"><text:tab/><text:tab/><text:tab/>“<text:span text:style-name="T5">Digite a segunda nota: “</text:span></text:p>
      <text:p text:style-name="P20"><text:tab/><text:tab/><text:tab/><text:span text:style-name="T5">leia nota2</text:span></text:p>
      <text:p text:style-name="P20"><text:tab/><text:tab/><text:tab/><text:span text:style-name="T5">media = (nota1 + nota2) / 2</text:span></text:p>
      <text:p text:style-name="P20"><text:tab/><text:tab/><text:tab/><text:span text:style-name="T5">se (media &gt;= 7) então</text:span></text:p>
      <text:p text:style-name="P20"><text:tab/><text:tab/><text:tab/><text:tab/>“<text:span text:style-name="T5">Parabéns!! você foi aprovado”</text:span></text:p>
      <text:p text:style-name="P20"><text:tab/><text:tab/><text:tab/><text:span text:style-name="T6">senao</text:span></text:p>
      <text:p text:style-name="P20"><text:tab/><text:tab/><text:tab/><text:tab/>“<text:span text:style-name="T6">Que pena, você foi reprovado”</text:span></text:p>
      <text:p text:style-name="P20"><text:tab/><text:tab/><text:span text:style-name="T6">fim</text:span></text:p>
      <text:p text:style-name="P20"/>
      <text:p text:style-name="P21"/>
      <text:p text:style-name="P38">Concatenação</text:p>
      <text:p text:style-name="P38"/>
      <text:p text:style-name="P22">Concatenação é o termo utilizado na computação para unir o conteúdo de duas ou mais Strings, ou outros tipos de dados.</text:p>
      <text:p text:style-name="P22"/>
      <text:p text:style-name="P24">Exemplo:</text:p>
      <text:p text:style-name="P24"><text:tab/><text:tab/>inicio</text:p>
      <text:p text:style-name="P24"><text:tab/><text:tab/><text:tab/>var nome, sobrenome</text:p>
      <text:p text:style-name="P24"><text:tab/><text:tab/><text:tab/>“Digite o seu nome: “</text:p>
      <text:p text:style-name="P24"><text:tab/><text:tab/><text:tab/>leia nome</text:p>
      <text:p text:style-name="P24"><text:tab/><text:tab/><text:tab/>“Digite o seu sobrenome: “</text:p>
      <text:p text:style-name="P24"><text:tab/><text:tab/><text:tab/>leia sobrenome</text:p>
      <text:p text:style-name="P24"><text:tab/><text:tab/><text:tab/>“Seu nome é: “ + nome + sobrenome</text:p>
      <text:p text:style-name="P24"><text:tab/><text:tab/><text:span text:style-name="T6">fim</text:span></text:p>
      <text:p text:style-name="P24"/>
      <text:p text:style-name="P24">O sinal para concatenação é o sinal de <text:span text:style-name="T4">+.</text:span></text:p>
      <text:p text:style-name="P24"><text:span text:style-name="T4"/></text:p>
      <text:p text:style-name="P24"><text:span text:style-name="T4"/></text:p>
      <text:p text:style-name="P24"><text:span text:style-name="T4"/></text:p>
      <text:p text:style-name="P24"><text:span text:style-name="T4"/></text:p>
      <text:p text:style-name="P24"><text:span text:style-name="T4"/></text:p>
      <text:p text:style-name="P24"><text:span text:style-name="T4"/></text:p>
      <text:p text:style-name="P24"><text:span text:style-name="T4"/></text:p>
      <text:p text:style-name="P24"><text:span text:style-name="T4"/></text:p>
      <text:p text:style-name="P24"><text:span text:style-name="T4"/></text:p>
      <text:p text:style-name="P24"><text:span text:style-name="T4"/></text:p>
      <text:p text:style-name="P24"><text:span text:style-name="T4"/></text:p>
      <text:p text:style-name="P24"><text:soft-page-break/><text:span text:style-name="T4"/></text:p>
      <text:p text:style-name="P39">Estruturas de repetição</text:p>
      <text:p text:style-name="P23"/>
      <text:p text:style-name="P23"/>
      <text:p text:style-name="P25">Na computação estruturas de repetição permite que seja repetido um bloco de códigos até que a expressão se torne falsa.</text:p>
      <text:p text:style-name="P25"/>
      <text:p text:style-name="P25">Exemplo:</text:p>
      <text:p text:style-name="P25"/>
      <text:p text:style-name="P25"><text:tab/><text:tab/>inicio</text:p>
      <text:p text:style-name="P25"><text:tab/><text:tab/><text:tab/>var numero, limite</text:p>
      <text:p text:style-name="P20"><text:tab/><text:tab/><text:tab/><text:span text:style-name="T7">numero = 1</text:span></text:p>
      <text:p text:style-name="P20"><text:tab/><text:tab/><text:tab/><text:span text:style-name="T7">limite = 10</text:span></text:p>
      <text:p text:style-name="P20"><text:tab/><text:tab/><text:tab/><text:span text:style-name="T7">enquanto (numero &lt;= limite) faca</text:span></text:p>
      <text:p text:style-name="P20"><text:tab/><text:tab/><text:tab/><text:tab/>“<text:span text:style-name="T7">Numero atual: “ + numero</text:span></text:p>
      <text:p text:style-name="P20"><text:tab/><text:tab/><text:tab/><text:tab/><text:span text:style-name="T7">numero = numero + 1</text:span></text:p>
      <text:p text:style-name="P20"><text:tab/><text:tab/><text:tab/><text:span text:style-name="T7">fimenquanto</text:span></text:p>
      <text:p text:style-name="P20"><text:tab/><text:tab/><text:span text:style-name="T7">fim</text:span></text:p>
      <text:p text:style-name="P20"/>
      <text:p text:style-name="P20"/>
      <text:p text:style-name="P43">Linguagens de programação e Portugol</text:p>
      <text:p text:style-name="P42"/>
      <text:p text:style-name="P43">1. O que são linguagens de programação</text:p>
      <text:p text:style-name="P43"/>
      <text:p text:style-name="P43">2. Introdução ao portugol (pseudocódigos na prática)</text:p>
      <text:p text:style-name="P43"/>
      <text:p text:style-name="P42"/>
      <text:p text:style-name="P42">Linguagens de programação</text:p>
      <text:p text:style-name="P42"/>
      <text:p text:style-name="P26">Linguagem de programação é uma linguagem escrita e formal que especifica um conjunto de instruções e regras para a criação de um software. Um software pode ser desenvolvido para rodar em um desktop, mobile ou em qualquer lugar que permitir a sua execução.</text:p>
      <text:p text:style-name="P26"/>
      <text:p text:style-name="P26">As linguagens de programação podem ser classificadas em 2 tipos:</text:p>
      <text:p text:style-name="P26"/>
      <text:p text:style-name="P26"><text:span text:style-name="T4">Linguagens de alto nível:</text:span> São as que se aproximam mais da nossa linguagem e se distanciam da linguagem da máquina.</text:p>
      <text:p text:style-name="P26"/>
      <text:p text:style-name="P27">Exemplos: C, C++, JavaScript, Phyton, PHP, etc.</text:p>
      <text:p text:style-name="P26"/>
      <text:p text:style-name="P44">Linguagens de baixo nível: <text:span text:style-name="T1">São as que se aproximam mais da linguagem de máquina e se distanciam da nossa linguagem. </text:span><text:span text:style-name="T2">Precisa ter um conhecimento direto na arquitetura do computador para poder realizar alguma coisa.</text:span></text:p>
      <text:p text:style-name="P44"><text:span text:style-name="T2"/></text:p>
      <text:p text:style-name="P45"><text:span text:style-name="T1">Exemplo: Assembly.</text:span></text:p>
      <text:p text:style-name="P45"><text:span text:style-name="T1"/></text:p>
      <text:p text:style-name="P45"><text:span text:style-name="T1">Existem linguagens compiladas e interpretadas.</text:span></text:p>
      <text:p text:style-name="P45"><text:span text:style-name="T1"/></text:p>
      <text:p text:style-name="P45"><text:span text:style-name="T1">Compiladas são linguagens que roda diretamente no computador após passar por um processo de</text:span></text:p>
      <text:p text:style-name="P45"><text:span text:style-name="T1"><text:s/>compilação.</text:span></text:p>
      <text:p text:style-name="P45"><text:span text:style-name="T1"/></text:p>
      <text:p text:style-name="P45"><text:span text:style-name="T1">Exemplo: C, VisualBasic, Delphi, etc...</text:span></text:p>
      <text:p text:style-name="P45"><text:soft-page-break/><text:span text:style-name="T1"/></text:p>
      <text:p text:style-name="P45"><text:span text:style-name="T1">Interpretadas são linguagens que roda diretamente no computados após passar por um interpretador.</text:span></text:p>
      <text:p text:style-name="P45"><text:span text:style-name="T1"/></text:p>
      <text:p text:style-name="P45"><text:span text:style-name="T1">Exemplo: JavaScript, PHP, etc…</text:span></text:p>
      <text:p text:style-name="P45"><text:span text:style-name="T1"/></text:p>
      <text:p text:style-name="P45"><text:span text:style-name="T1"/></text:p>
      <text:p text:style-name="P46">Portugol</text:p>
      <text:p text:style-name="P46"/>
      <text:p text:style-name="P27">O portugol permite ao desenvolvedor escrever códigos em português de forma simples e intuitiva independente da linguagem de programação.</text:p>
      <text:p text:style-name="P27"/>
      <text:p text:style-name="P49">Exemplo de um programa escrito no portugol, objetivo do programa é exibir as vendas de um vendedor de Janeiro a Abril, mostrar o total e a média de vendas.</text:p>
      <text:p text:style-name="P28"/>
      <text:p text:style-name="P28">programa</text:p>
      <text:p text:style-name="P28">{</text:p>
      <text:p text:style-name="P28"><text:tab/></text:p>
      <text:p text:style-name="P28"><text:tab/>funcao inicio()</text:p>
      <text:p text:style-name="P28"><text:tab/>{</text:p>
      <text:p text:style-name="P28"><text:tab/><text:tab/>real vendaJaneiro, vendaFevereiro, vendaMarco, vendaAbril, mediaVendas, somaVendas</text:p>
      <text:p text:style-name="P28"><text:tab/><text:tab/>cadeia vendedor</text:p>
      <text:p text:style-name="P28"/>
      <text:p text:style-name="P28"><text:tab/><text:tab/>escreva("Digite o nome do vendedor: ")</text:p>
      <text:p text:style-name="P28"><text:tab/><text:tab/>leia(vendedor)</text:p>
      <text:p text:style-name="P28"/>
      <text:p text:style-name="P28"><text:tab/><text:tab/>escreva("Digite quanto o vendedor " + vendedor + " vendeu em janeiro: ")</text:p>
      <text:p text:style-name="P28"><text:tab/><text:tab/>leia(vendaJaneiro)</text:p>
      <text:p text:style-name="P28"><text:tab/><text:tab/>escreva("Digite quanto o vendedor " + vendedor + " vendeu em fevereiro: ")</text:p>
      <text:p text:style-name="P28"><text:tab/><text:tab/>leia(vendaFevereiro)</text:p>
      <text:p text:style-name="P28"><text:tab/><text:tab/>escreva("Digite quanto o vendedor " + vendedor + " vendeu em março: ")</text:p>
      <text:p text:style-name="P28"><text:tab/><text:tab/>leia(vendaMarco)</text:p>
      <text:p text:style-name="P28"><text:tab/><text:tab/>escreva("Digite quanto o vendedor " + vendedor + " vendeu em abril: ")</text:p>
      <text:p text:style-name="P28"><text:tab/><text:tab/>leia(vendaAbril)</text:p>
      <text:p text:style-name="P28"/>
      <text:p text:style-name="P28"><text:tab/><text:tab/>escreva("\n O total de vendas em janeiro foi de: " + vendaJaneiro)</text:p>
      <text:p text:style-name="P28"><text:tab/><text:tab/>escreva("\n O total de vendas em fevereiro foi de: " + vendaFevereiro)</text:p>
      <text:p text:style-name="P28"><text:tab/><text:tab/>escreva("\n O total de vendas em março foi de: " + vendaMarco)</text:p>
      <text:p text:style-name="P28"><text:tab/><text:tab/>escreva("\n O total de vendas em abril foi de: " + vendaAbril)</text:p>
      <text:p text:style-name="P28"/>
      <text:p text:style-name="P28"><text:tab/><text:tab/>somaVendas = (vendaJaneiro + vendaFevereiro + vendaMarco + vendaAbril)</text:p>
      <text:p text:style-name="P28"><text:tab/><text:tab/>mediaVendas = (vendaJaneiro + vendaFevereiro + vendaMarco + vendaAbril) / 4</text:p>
      <text:p text:style-name="P28"><text:tab/><text:tab/></text:p>
      <text:p text:style-name="P28"><text:tab/><text:tab/>escreva("\n A soma de todas as vendas de " + vendedor + " foi: " + somaVendas)</text:p>
      <text:p text:style-name="P28"><text:tab/><text:tab/>escreva("\n A média das vendas de " + vendedor + " foi: " + mediaVendas)</text:p>
      <text:p text:style-name="P28"/>
      <text:p text:style-name="P28"><text:tab/><text:tab/></text:p>
      <text:p text:style-name="P28"><text:tab/>}</text:p>
      <text:p text:style-name="P28">}</text:p>
      <text:p text:style-name="P28"/>
      <text:p text:style-name="P28"/>
      <text:p text:style-name="P28"/>
      <text:p text:style-name="P47"><text:soft-page-break/>Programa para tirar a média aritmetica de um aluno e exibir se o mesmo foi aprovado ou não <text:span text:style-name="T8">utilizando ESTRUTURAS CONDICIONAIS SE </text:span>:</text:p>
      <text:p text:style-name="P29"/>
      <text:p text:style-name="P29"/>
      <text:p text:style-name="P29"/>
      <text:p text:style-name="P29">programa</text:p>
      <text:p text:style-name="P29"/>
      <text:p text:style-name="P29">{</text:p>
      <text:p text:style-name="P29"><text:tab/></text:p>
      <text:p text:style-name="P29"><text:tab/>funcao inicio()</text:p>
      <text:p text:style-name="P29"><text:tab/>{</text:p>
      <text:p text:style-name="P29"><text:tab/><text:tab/>real nota1, nota2, media</text:p>
      <text:p text:style-name="P29"><text:tab/><text:tab/>cadeia aluno</text:p>
      <text:p text:style-name="P29"/>
      <text:p text:style-name="P29"><text:tab/><text:tab/>escreva("Digite o nome do aluno: ")</text:p>
      <text:p text:style-name="P29"><text:tab/><text:tab/>leia(aluno)</text:p>
      <text:p text:style-name="P29"/>
      <text:p text:style-name="P29"><text:tab/><text:tab/>escreva("\n" + "Digite a primeira nota: ")</text:p>
      <text:p text:style-name="P29"><text:tab/><text:tab/>leia(nota1)</text:p>
      <text:p text:style-name="P29"><text:tab/><text:tab/>escreva("\n" + "Digite a segunda nota: ")</text:p>
      <text:p text:style-name="P29"><text:tab/><text:tab/>leia(nota2)</text:p>
      <text:p text:style-name="P29"/>
      <text:p text:style-name="P29"><text:tab/><text:tab/>media = (nota1 + nota2) / 2</text:p>
      <text:p text:style-name="P29"/>
      <text:p text:style-name="P29"><text:tab/><text:tab/>se (media &gt;= 7) {</text:p>
      <text:p text:style-name="P29"/>
      <text:p text:style-name="P29"><text:tab/><text:tab/><text:tab/>escreva("\n" + aluno + " Parabéns!!! você foi aprovado, a sua média foi: " + media)<text:tab/></text:p>
      <text:p text:style-name="P29"><text:tab/><text:tab/>}</text:p>
      <text:p text:style-name="P29"><text:tab/><text:tab/>se (media &lt; 7 e media &gt;= 6) {</text:p>
      <text:p text:style-name="P29"/>
      <text:p text:style-name="P29"><text:tab/><text:tab/><text:tab/>escreva("\n" + aluno + " Você está em recuperação, a sua média foi: " + media)<text:tab/></text:p>
      <text:p text:style-name="P29"><text:tab/><text:tab/>}</text:p>
      <text:p text:style-name="P29"><text:tab/><text:tab/>se (media &lt; 6) {</text:p>
      <text:p text:style-name="P29"/>
      <text:p text:style-name="P29"><text:tab/><text:tab/><text:tab/>escreva("\n" + aluno + " Infelizmente você foi reprovado, a sua média foi: " + media)</text:p>
      <text:p text:style-name="P29"><text:tab/><text:tab/>}</text:p>
      <text:p text:style-name="P29"><text:tab/>}</text:p>
      <text:p text:style-name="P29">}</text:p>
      <text:p text:style-name="P29"/>
      <text:p text:style-name="P29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48"/>
      <text:p text:style-name="P48">Programa para escolher opções em um menu <text:span text:style-name="T8">utilizando o comando ESCOLHA CASO</text:span>:</text:p>
      <text:p text:style-name="P30"/>
      <text:p text:style-name="P30"/>
      <text:p text:style-name="P30">programa</text:p>
      <text:p text:style-name="P30">{</text:p>
      <text:p text:style-name="P30"><text:tab/></text:p>
      <text:p text:style-name="P30"><text:tab/>funcao inicio()</text:p>
      <text:p text:style-name="P30"><text:tab/>{</text:p>
      <text:p text:style-name="P30"><text:tab/><text:tab/>escreva("1 - Netflix")</text:p>
      <text:p text:style-name="P30"><text:tab/><text:tab/>escreva("\n" + "2 - Amazon Prime")</text:p>
      <text:p text:style-name="P30"><text:tab/><text:tab/>escreva("\n" + "3 - HBO GO")</text:p>
      <text:p text:style-name="P30"><text:tab/><text:tab/>escreva("\n" + "4 - Sair do menu")</text:p>
      <text:p text:style-name="P30"><text:tab/><text:tab/></text:p>
      <text:p text:style-name="P30"><text:tab/><text:tab/>inteiro opcao = 0</text:p>
      <text:p text:style-name="P30"><text:tab/><text:tab/>escreva("\n" + "Digite a sua opção: ")</text:p>
      <text:p text:style-name="P30"><text:tab/><text:tab/>leia(opcao)</text:p>
      <text:p text:style-name="P30"><text:tab/><text:tab/></text:p>
      <text:p text:style-name="P30"><text:tab/><text:tab/></text:p>
      <text:p text:style-name="P30"><text:tab/><text:tab/>escolha (opcao) {</text:p>
      <text:p text:style-name="P30"><text:tab/><text:tab/><text:tab/></text:p>
      <text:p text:style-name="P30"><text:tab/><text:tab/><text:tab/>caso 1:</text:p>
      <text:p text:style-name="P30"><text:tab/><text:tab/><text:tab/><text:tab/>escreva("Bem vindo a netflix")</text:p>
      <text:p text:style-name="P30"><text:tab/><text:tab/><text:tab/>pare</text:p>
      <text:p text:style-name="P30"><text:tab/><text:tab/><text:tab/></text:p>
      <text:p text:style-name="P30"><text:tab/><text:tab/><text:tab/>caso 2:</text:p>
      <text:p text:style-name="P30"><text:tab/><text:tab/><text:tab/><text:tab/>escreva("Bem vindo a Amazon Prime")</text:p>
      <text:p text:style-name="P30"><text:tab/><text:tab/><text:tab/>pare</text:p>
      <text:p text:style-name="P30"><text:tab/><text:tab/><text:tab/></text:p>
      <text:p text:style-name="P30"><text:tab/><text:tab/><text:tab/>caso 3:</text:p>
      <text:p text:style-name="P30"><text:tab/><text:tab/><text:tab/><text:tab/>escreva("Bem vindo a HBO GO")</text:p>
      <text:p text:style-name="P30"><text:tab/><text:tab/><text:tab/>pare</text:p>
      <text:p text:style-name="P30"><text:tab/><text:tab/><text:tab/></text:p>
      <text:p text:style-name="P30"><text:tab/><text:tab/><text:tab/>caso 4:</text:p>
      <text:p text:style-name="P30"><text:tab/><text:tab/><text:tab/><text:tab/>escreva("Saindo do menu...")</text:p>
      <text:p text:style-name="P30"><text:tab/><text:tab/><text:tab/>pare</text:p>
      <text:p text:style-name="P30"><text:tab/><text:tab/><text:tab/><text:tab/></text:p>
      <text:p text:style-name="P30"><text:tab/></text:p>
      <text:p text:style-name="P30"><text:tab/><text:tab/>}</text:p>
      <text:p text:style-name="P30"><text:tab/>}</text:p>
      <text:p text:style-name="P30">}</text:p>
      <text:p text:style-name="P45"><text:span text:style-name="T1"/></text:p>
      <text:p text:style-name="P20"/>
      <text:p text:style-name="P16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Programa utilizando estrutura de repetição <text:span text:style-name="T8">FACA ENQUANTO</text:span> para gerar tabuada de um determinado número:</text:p>
      <text:p text:style-name="P50"/>
      <text:p text:style-name="P50"/>
      <text:p text:style-name="P31">programa</text:p>
      <text:p text:style-name="P31">{</text:p>
      <text:p text:style-name="P31"><text:tab/></text:p>
      <text:p text:style-name="P31"><text:tab/>funcao inicio()</text:p>
      <text:p text:style-name="P31"><text:tab/>{</text:p>
      <text:p text:style-name="P31"><text:tab/><text:tab/>inteiro numero, contador, limite, resultado</text:p>
      <text:p text:style-name="P31"><text:tab/><text:tab/></text:p>
      <text:p text:style-name="P31"><text:tab/><text:tab/>contador = 0</text:p>
      <text:p text:style-name="P31"><text:tab/><text:tab/>limite = 10</text:p>
      <text:p text:style-name="P31"><text:tab/><text:tab/></text:p>
      <text:p text:style-name="P31"><text:tab/><text:tab/>escreva("Digite o número para iniciar a tabuada: ")</text:p>
      <text:p text:style-name="P31"><text:tab/><text:tab/>leia(numero)</text:p>
      <text:p text:style-name="P31"><text:tab/><text:tab/></text:p>
      <text:p text:style-name="P31"><text:tab/><text:tab/>faca {</text:p>
      <text:p text:style-name="P31"><text:tab/><text:tab/><text:tab/></text:p>
      <text:p text:style-name="P31"><text:tab/><text:tab/><text:tab/>resultado = numero * contador</text:p>
      <text:p text:style-name="P31"><text:tab/><text:tab/><text:tab/></text:p>
      <text:p text:style-name="P31"><text:tab/><text:tab/><text:tab/>escreva(numero + " x " + contador + " = " + resultado + "\n")</text:p>
      <text:p text:style-name="P31"><text:tab/><text:tab/><text:tab/>contador++</text:p>
      <text:p text:style-name="P31"><text:tab/><text:tab/><text:tab/></text:p>
      <text:p text:style-name="P31"><text:tab/><text:tab/>} enquanto(contador &lt;= limite)</text:p>
      <text:p text:style-name="P31"><text:tab/>}</text:p>
      <text:p text:style-name="P31">}</text:p>
      <text:p text:style-name="P31"/>
      <text:p text:style-name="P17"/>
      <text:p text:style-name="P17"/>
      <text:p text:style-name="P51">Matrizes e Vetores</text:p>
      <text:p text:style-name="P51"/>
      <text:p text:style-name="P32">Matrizes é uma coleção de variáveis do mesmo tipo, utilizamos indices para individualizar cada variável de um vetor.</text:p>
      <text:p text:style-name="P32"/>
      <text:p text:style-name="P32">Vetor são matrizes de uma só dimensão.</text:p>
      <text:p text:style-name="P33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20:30:23.417092033</meta:creation-date>
    <dc:date>2021-02-05T12:41:42.765186636</dc:date>
    <meta:editing-duration>PT16H18M43S</meta:editing-duration>
    <meta:editing-cycles>10</meta:editing-cycles>
    <meta:generator>LibreOffice/6.4.6.2$Linux_X86_64 LibreOffice_project/40$Build-2</meta:generator>
    <meta:document-statistic meta:table-count="0" meta:image-count="0" meta:object-count="0" meta:page-count="8" meta:paragraph-count="236" meta:word-count="1307" meta:character-count="8118" meta:non-whitespace-character-count="6698"/>
  </office:meta>
</office:document-meta>
</file>